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3000002C39510EF2B19B3597B.png" manifest:media-type="image/png"/>
  <manifest:file-entry manifest:full-path="Pictures/10003AD3000069D5000069D522D7FBE4D714BD52.svg" manifest:media-type="image/svg+xml"/>
  <manifest:file-entry manifest:full-path="Pictures/100002010000008000000080259590717FFB4C63.png" manifest:media-type="image/png"/>
  <manifest:file-entry manifest:full-path="Pictures/1000ED2F00000D3B00000D3BF0CCD62B76174523.svg" manifest:media-type="image/svg+xml"/>
  <manifest:file-entry manifest:full-path="Pictures/10000000000000F8000000E7D6168DC5EA57456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385" officeooo:paragraph-rsid="00092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a04" officeooo:paragraph-rsid="000c1a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092385" officeooo:paragraph-rsid="00092385"/>
    </style:style>
    <style:style style:name="T1" style:family="text">
      <style:text-properties officeooo:rsid="000b2323"/>
    </style:style>
    <style:style style:name="T2" style:family="text">
      <style:text-properties officeooo:rsid="000a75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rem ipsum<draw:frame draw:style-name="fr1" draw:name="BodyImage" text:anchor-type="char" svg:x="6.341cm" svg:y="-0.582cm" svg:width="2.177cm" svg:height="2.177cm" draw:z-index="2"><draw:image xlink:href="Pictures/10003AD3000069D5000069D522D7FBE4D714BD52.svg" xlink:type="simple" xlink:show="embed" xlink:actuate="onLoad" loext:mime-type="image/svg+xml"/><draw:image xlink:href="Pictures/10000201000002C3000002C39510EF2B19B3597B.png" xlink:type="simple" xlink:show="embed" xlink:actuate="onLoad" loext:mime-type="image/png"/></draw:frame> wraps around table-header anchored stuf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HeaderTable" style:family="table">
      <style:table-properties style:width="10.8cm" table:align="margins" fo:background-color="#f6f9d4">
        <style:background-image/>
      </style:table-properties>
    </style:style>
    <style:style style:name="HeaderTable.A" style:family="table-column">
      <style:table-column-properties style:column-width="5.399cm" style:rel-column-width="32767*"/>
    </style:style>
    <style:style style:name="HeaderTable.B" style:family="table-column">
      <style:table-column-properties style:column-width="5.401cm" style:rel-column-width="32768*"/>
    </style:style>
    <style:style style:name="HeaderTable.1" style:family="table-row">
      <style:table-row-properties fo:background-color="transparent">
        <style:background-image/>
      </style:table-row-properties>
    </style:style>
    <style:style style:name="HeaderTable.A1" style:family="table-cell">
      <style:table-cell-properties fo:background-color="transparent" fo:padding="0.097cm" fo:border-left="3pt solid #2a6099" fo:border-right="none" fo:border-top="3pt solid #2a6099" fo:border-bottom="3pt solid #2a6099" style:writing-mode="page">
        <style:background-image/>
      </style:table-cell-properties>
    </style:style>
    <style:style style:name="HeaderTable.B1" style:family="table-cell">
      <style:table-cell-properties fo:background-color="transparent" fo:padding="0.097cm" fo:border="3pt solid #2a6099" style:writing-mode="page">
        <style:background-image/>
      </style:table-cell-properties>
    </style:style>
    <style:style style:name="FooterTable" style:family="table">
      <style:table-properties style:width="10.8cm" table:align="margins" style:may-break-between-rows="true" table:border-model="collapsing"/>
    </style:style>
    <style:style style:name="FooterTable.A" style:family="table-column">
      <style:table-column-properties style:column-width="7.62cm" style:rel-column-width="46237*"/>
    </style:style>
    <style:style style:name="FooterTable.B" style:family="table-column">
      <style:table-column-properties style:column-width="2.54cm" style:rel-column-width="15412*"/>
    </style:style>
    <style:style style:name="FooterTable.C" style:family="table-column">
      <style:table-column-properties style:column-width="0.64cm" style:rel-column-width="3886*"/>
    </style:style>
    <style:style style:name="FooterTable.1" style:family="table-row">
      <style:table-row-properties fo:keep-together="auto"/>
    </style:style>
    <style:style style:name="FooterTable.A1" style:family="table-cell">
      <style:table-cell-properties fo:background-color="transparent" fo:padding="0.097cm" fo:border-left="3pt solid #55308d" fo:border-right="none" fo:border-top="3pt solid #55308d" fo:border-bottom="3pt solid #55308d" style:writing-mode="page">
        <style:background-image/>
      </style:table-cell-properties>
    </style:style>
    <style:style style:name="FooterTable.C1" style:family="table-cell">
      <style:table-cell-properties fo:background-color="transparent" fo:padding="0.097cm" fo:border="3pt solid #55308d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385" officeooo:paragraph-rsid="00092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a04" officeooo:paragraph-rsid="000c1a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officeooo:rsid="000b2323"/>
    </style:style>
    <style:style style:name="MT2" style:family="text">
      <style:text-properties officeooo:rsid="000a750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column table:style-name="HeaderTable.B"/>
          <table:table-row table:style-name="HeaderTable.1">
            <table:table-cell table:style-name="HeaderTable.A1" office:value-type="string">
              <text:p text:style-name="MP1">Table anchored flies<draw:frame draw:style-name="Mfr1" draw:name="HeaderImage" text:anchor-type="char" svg:x="3.611cm" svg:y="0.076cm" svg:width="3.937cm" svg:height="3.658cm" draw:z-index="0"><draw:image xlink:href="Pictures/10000000000000F8000000E7D6168DC5EA574569.png" xlink:type="simple" xlink:show="embed" xlink:actuate="onLoad" loext:mime-type="image/png"/></draw:frame> don’t loose their wrapping powers.</text:p>
            </table:table-cell>
            <table:table-cell table:style-name="HeaderTable.B1" office:value-type="string">
              <text:p text:style-name="MP2">Optimal wrap in header for cell A1.</text:p>
            </table:table-cell>
          </table:table-row>
        </table:table>
        <text:p text:style-name="Header"/>
      </style:header>
      <style:footer>
        <table:table table:name="FooterTable" table:style-name="FooterTable" table:template-name="Default Style">
          <table:table-column table:style-name="FooterTable.A"/>
          <table:table-column table:style-name="FooterTable.B"/>
          <table:table-column table:style-name="FooterTable.C"/>
          <table:table-row table:style-name="FooterTable.1">
            <table:table-cell table:style-name="FooterTable.A1" office:value-type="string">
              <text:p text:style-name="MP3"><text:span text:style-name="MT1">Footer image </text:span><text:subject/><draw:frame draw:style-name="Mfr2" draw:name="FooterImage" text:anchor-type="char" svg:x="1.905cm" svg:y="-2.54cm" svg:width="3.387cm" svg:height="3.387cm" draw:z-index="1"><draw:image xlink:href="Pictures/1000ED2F00000D3B00000D3BF0CCD62B76174523.svg" xlink:type="simple" xlink:show="embed" xlink:actuate="onLoad" loext:mime-type="image/svg+xml"/><draw:image xlink:href="Pictures/100002010000008000000080259590717FFB4C63.png" xlink:type="simple" xlink:show="embed" xlink:actuate="onLoad" loext:mime-type="image/png"/></draw:frame><text:span text:style-name="MT1">set as </text:span><text:span text:style-name="MT2">wrap through</text:span></text:p>
            </table:table-cell>
            <table:table-cell table:style-name="FooterTable.A1" office:value-type="string">
              <text:p text:style-name="MP3"/>
            </table:table-cell>
            <table:table-cell table:style-name="FooterTable.C1" office:value-type="string">
              <text:p text:style-name="MP3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21:14:04.043732163</meta:creation-date>
    <dc:date>2020-08-13T11:40:59.516225540</dc:date>
    <meta:editing-duration>PT19M47S</meta:editing-duration>
    <meta:editing-cycles>9</meta:editing-cycles>
    <meta:generator>LibreOffice/6.4.4.2$Linux_X86_64 LibreOffice_project/40$Build-2</meta:generator>
    <meta:document-statistic meta:table-count="2" meta:image-count="3" meta:object-count="0" meta:page-count="1" meta:paragraph-count="5" meta:word-count="29" meta:character-count="176" meta:non-whitespace-character-count="152"/>
  </office:meta>
</office:document-meta>
</file>